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Total</text:p>
          </table:table-cell>
          <table:table-cell office:value-type="string">
            <text:p>Init</text:p>
          </table:table-cell>
          <table:table-cell/>
          <table:table-cell office:value-type="string">
            <text:p>Total</text:p>
          </table:table-cell>
          <table:table-cell office:value-type="string">
            <text:p>Init</text:p>
          </table:table-cell>
          <table:table-cell/>
          <table:table-cell office:value-type="string">
            <text:p>Total</text:p>
          </table:table-cell>
          <table:table-cell office:value-type="string">
            <text:p>Init</text:p>
          </table:table-cell>
          <table:table-cell/>
          <table:table-cell office:value-type="string">
            <text:p>Total</text:p>
          </table:table-cell>
          <table:table-cell office:value-type="string">
            <text:p>Init</text:p>
          </table:table-cell>
          <table:table-cell/>
          <table:table-cell office:value-type="string">
            <text:p>Total</text:p>
          </table:table-cell>
          <table:table-cell office:value-type="string">
            <text:p>Init</text:p>
          </table:table-cell>
          <table:table-cell/>
          <table:table-cell table:style-name="ce1" office:value-type="string" table:number-columns-spanned="4" table:number-rows-spanned="1">
            <text:p>Average</text:p>
          </table:table-cell>
          <table:covered-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736">
            <text:p>1736</text:p>
          </table:table-cell>
          <table:table-cell office:value-type="float" office:value="1733">
            <text:p>1733</text:p>
          </table:table-cell>
          <table:table-cell/>
          <table:table-cell office:value-type="float" office:value="1739">
            <text:p>1739</text:p>
          </table:table-cell>
          <table:table-cell office:value-type="float" office:value="1736">
            <text:p>1736</text:p>
          </table:table-cell>
          <table:table-cell/>
          <table:table-cell office:value-type="float" office:value="1760">
            <text:p>1760</text:p>
          </table:table-cell>
          <table:table-cell office:value-type="float" office:value="1757">
            <text:p>1757</text:p>
          </table:table-cell>
          <table:table-cell/>
          <table:table-cell office:value-type="float" office:value="1807">
            <text:p>1807</text:p>
          </table:table-cell>
          <table:table-cell office:value-type="float" office:value="1804">
            <text:p>1804</text:p>
          </table:table-cell>
          <table:table-cell/>
          <table:table-cell office:value-type="float" office:value="1710">
            <text:p>1710</text:p>
          </table:table-cell>
          <table:table-cell office:value-type="float" office:value="1706">
            <text:p>1706</text:p>
          </table:table-cell>
          <table:table-cell/>
          <table:table-cell table:style-name="ce2" office:value-type="string">
            <text:p>Total</text:p>
          </table:table-cell>
          <table:table-cell table:style-name="ce2" office:value-type="string">
            <text:p>Total std dev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Init std dev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755">
            <text:p>1755</text:p>
          </table:table-cell>
          <table:table-cell office:value-type="float" office:value="1748">
            <text:p>1748</text:p>
          </table:table-cell>
          <table:table-cell/>
          <table:table-cell office:value-type="float" office:value="1735">
            <text:p>1735</text:p>
          </table:table-cell>
          <table:table-cell office:value-type="float" office:value="1729">
            <text:p>1729</text:p>
          </table:table-cell>
          <table:table-cell/>
          <table:table-cell office:value-type="float" office:value="1742">
            <text:p>1742</text:p>
          </table:table-cell>
          <table:table-cell office:value-type="float" office:value="1736">
            <text:p>1736</text:p>
          </table:table-cell>
          <table:table-cell/>
          <table:table-cell office:value-type="float" office:value="1727">
            <text:p>1727</text:p>
          </table:table-cell>
          <table:table-cell office:value-type="float" office:value="1721">
            <text:p>1721</text:p>
          </table:table-cell>
          <table:table-cell/>
          <table:table-cell office:value-type="float" office:value="1719">
            <text:p>1719</text:p>
          </table:table-cell>
          <table:table-cell office:value-type="float" office:value="1713">
            <text:p>1713</text:p>
          </table:table-cell>
          <table:table-cell/>
          <table:table-cell table:formula="of:=([.B2]+[.E2]+[.H2]+[.K2]+[.N2])/5" office:value-type="float" office:value="1750.4">
            <text:p>1750.4</text:p>
          </table:table-cell>
          <table:table-cell table:formula="of:=(ABS([.B2]-[.Q3]) + ABS([.E2]-[.Q3]) + ABS([.H2]-[.Q3]) + ABS([.K2]-[.Q3]) + ABS([.N2]-[.Q3]))/5" office:value-type="float" office:value="26.48">
            <text:p>26.48</text:p>
          </table:table-cell>
          <table:table-cell table:formula="of:=([.C2]+[.F2]+[.I2]+[.L2]+[.O2])/5" office:value-type="float" office:value="1747.2">
            <text:p>1747.2</text:p>
          </table:table-cell>
          <table:table-cell table:formula="of:=(ABS([.C2]-[.S3]) + ABS([.F2]-[.S3]) + ABS([.I2]-[.S3]) + ABS([.L2]-[.S3]) + ABS([.O2]-[.S3]))/5" office:value-type="float" office:value="26.64">
            <text:p>26.64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746">
            <text:p>1746</text:p>
          </table:table-cell>
          <table:table-cell office:value-type="float" office:value="1739">
            <text:p>1739</text:p>
          </table:table-cell>
          <table:table-cell/>
          <table:table-cell office:value-type="float" office:value="1734">
            <text:p>1734</text:p>
          </table:table-cell>
          <table:table-cell office:value-type="float" office:value="1727">
            <text:p>1727</text:p>
          </table:table-cell>
          <table:table-cell/>
          <table:table-cell office:value-type="float" office:value="1687">
            <text:p>1687</text:p>
          </table:table-cell>
          <table:table-cell office:value-type="float" office:value="1680">
            <text:p>1680</text:p>
          </table:table-cell>
          <table:table-cell/>
          <table:table-cell office:value-type="float" office:value="1830">
            <text:p>1830</text:p>
          </table:table-cell>
          <table:table-cell office:value-type="float" office:value="1820">
            <text:p>1820</text:p>
          </table:table-cell>
          <table:table-cell/>
          <table:table-cell office:value-type="float" office:value="1773">
            <text:p>1773</text:p>
          </table:table-cell>
          <table:table-cell office:value-type="float" office:value="1762">
            <text:p>1762</text:p>
          </table:table-cell>
          <table:table-cell/>
          <table:table-cell table:formula="of:=([.B3]+[.E3]+[.H3]+[.K3]+[.N3])/5" office:value-type="float" office:value="1735.6">
            <text:p>1735.6</text:p>
          </table:table-cell>
          <table:table-cell table:formula="of:=(ABS([.B3]-[.Q4]) + ABS([.E3]-[.Q4]) + ABS([.H3]-[.Q4]) + ABS([.K3]-[.Q4]) + ABS([.N3]-[.Q4]))/5" office:value-type="float" office:value="10.32">
            <text:p>10.32</text:p>
          </table:table-cell>
          <table:table-cell table:formula="of:=([.C3]+[.F3]+[.I3]+[.L3]+[.O3])/5" office:value-type="float" office:value="1729.4">
            <text:p>1729.4</text:p>
          </table:table-cell>
          <table:table-cell table:formula="of:=(ABS([.C3]-[.S4]) + ABS([.F3]-[.S4]) + ABS([.I3]-[.S4]) + ABS([.L3]-[.S4]) + ABS([.O3]-[.S4]))/5" office:value-type="float" office:value="10.08">
            <text:p>10.0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737">
            <text:p>1737</text:p>
          </table:table-cell>
          <table:table-cell office:value-type="float" office:value="1733">
            <text:p>1733</text:p>
          </table:table-cell>
          <table:table-cell/>
          <table:table-cell office:value-type="float" office:value="1723">
            <text:p>1723</text:p>
          </table:table-cell>
          <table:table-cell office:value-type="float" office:value="1719">
            <text:p>1719</text:p>
          </table:table-cell>
          <table:table-cell/>
          <table:table-cell office:value-type="float" office:value="1743">
            <text:p>1743</text:p>
          </table:table-cell>
          <table:table-cell office:value-type="float" office:value="1739">
            <text:p>1739</text:p>
          </table:table-cell>
          <table:table-cell/>
          <table:table-cell office:value-type="float" office:value="1772">
            <text:p>1772</text:p>
          </table:table-cell>
          <table:table-cell office:value-type="float" office:value="1768">
            <text:p>1768</text:p>
          </table:table-cell>
          <table:table-cell/>
          <table:table-cell office:value-type="float" office:value="1735">
            <text:p>1735</text:p>
          </table:table-cell>
          <table:table-cell office:value-type="float" office:value="1730">
            <text:p>1730</text:p>
          </table:table-cell>
          <table:table-cell/>
          <table:table-cell table:formula="of:=([.B4]+[.E4]+[.H4]+[.K4]+[.N4])/5" office:value-type="float" office:value="1754">
            <text:p>1754</text:p>
          </table:table-cell>
          <table:table-cell table:formula="of:=(ABS([.B4]-[.Q5]) + ABS([.E4]-[.Q5]) + ABS([.H4]-[.Q5]) + ABS([.K4]-[.Q5]) + ABS([.N4]-[.Q5]))/5" office:value-type="float" office:value="38">
            <text:p>38</text:p>
          </table:table-cell>
          <table:table-cell table:formula="of:=([.C4]+[.F4]+[.I4]+[.L4]+[.O4])/5" office:value-type="float" office:value="1745.6">
            <text:p>1745.6</text:p>
          </table:table-cell>
          <table:table-cell table:formula="of:=(ABS([.C4]-[.S5]) + ABS([.F4]-[.S5]) + ABS([.I4]-[.S5]) + ABS([.L4]-[.S5]) + ABS([.O4]-[.S5]))/5" office:value-type="float" office:value="36.32">
            <text:p>36.32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1737">
            <text:p>1737</text:p>
          </table:table-cell>
          <table:table-cell office:value-type="float" office:value="1731">
            <text:p>1731</text:p>
          </table:table-cell>
          <table:table-cell/>
          <table:table-cell office:value-type="float" office:value="1788">
            <text:p>1788</text:p>
          </table:table-cell>
          <table:table-cell office:value-type="float" office:value="1782">
            <text:p>1782</text:p>
          </table:table-cell>
          <table:table-cell/>
          <table:table-cell office:value-type="float" office:value="1754">
            <text:p>1754</text:p>
          </table:table-cell>
          <table:table-cell office:value-type="float" office:value="1749">
            <text:p>1749</text:p>
          </table:table-cell>
          <table:table-cell/>
          <table:table-cell office:value-type="float" office:value="1728">
            <text:p>1728</text:p>
          </table:table-cell>
          <table:table-cell office:value-type="float" office:value="1723">
            <text:p>1723</text:p>
          </table:table-cell>
          <table:table-cell/>
          <table:table-cell office:value-type="float" office:value="1716">
            <text:p>1716</text:p>
          </table:table-cell>
          <table:table-cell office:value-type="float" office:value="1710">
            <text:p>1710</text:p>
          </table:table-cell>
          <table:table-cell/>
          <table:table-cell table:formula="of:=([.B5]+[.E5]+[.H5]+[.K5]+[.N5])/5" office:value-type="float" office:value="1742">
            <text:p>1742</text:p>
          </table:table-cell>
          <table:table-cell table:formula="of:=(ABS([.B5]-[.Q6]) + ABS([.E5]-[.Q6]) + ABS([.H5]-[.Q6]) + ABS([.K5]-[.Q6]) + ABS([.N5]-[.Q6]))/5" office:value-type="float" office:value="12.4">
            <text:p>12.4</text:p>
          </table:table-cell>
          <table:table-cell table:formula="of:=([.C5]+[.F5]+[.I5]+[.L5]+[.O5])/5" office:value-type="float" office:value="1737.8">
            <text:p>1737.8</text:p>
          </table:table-cell>
          <table:table-cell table:formula="of:=(ABS([.C5]-[.S6]) + ABS([.F5]-[.S6]) + ABS([.I5]-[.S6]) + ABS([.L5]-[.S6]) + ABS([.O5]-[.S6]))/5" office:value-type="float" office:value="12.56">
            <text:p>12.56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731">
            <text:p>1731</text:p>
          </table:table-cell>
          <table:table-cell office:value-type="float" office:value="1724">
            <text:p>1724</text:p>
          </table:table-cell>
          <table:table-cell/>
          <table:table-cell office:value-type="float" office:value="1774">
            <text:p>1774</text:p>
          </table:table-cell>
          <table:table-cell office:value-type="float" office:value="1767">
            <text:p>1767</text:p>
          </table:table-cell>
          <table:table-cell/>
          <table:table-cell office:value-type="float" office:value="1759">
            <text:p>1759</text:p>
          </table:table-cell>
          <table:table-cell office:value-type="float" office:value="1752">
            <text:p>1752</text:p>
          </table:table-cell>
          <table:table-cell/>
          <table:table-cell office:value-type="float" office:value="1764">
            <text:p>1764</text:p>
          </table:table-cell>
          <table:table-cell office:value-type="float" office:value="1756">
            <text:p>1756</text:p>
          </table:table-cell>
          <table:table-cell/>
          <table:table-cell office:value-type="float" office:value="1779">
            <text:p>1779</text:p>
          </table:table-cell>
          <table:table-cell office:value-type="float" office:value="1772">
            <text:p>1772</text:p>
          </table:table-cell>
          <table:table-cell/>
          <table:table-cell table:formula="of:=([.B6]+[.E6]+[.H6]+[.K6]+[.N6])/5" office:value-type="float" office:value="1744.6">
            <text:p>1744.6</text:p>
          </table:table-cell>
          <table:table-cell table:formula="of:=(ABS([.B6]-[.Q7]) + ABS([.E6]-[.Q7]) + ABS([.H6]-[.Q7]) + ABS([.K6]-[.Q7]) + ABS([.N6]-[.Q7]))/5" office:value-type="float" office:value="21.12">
            <text:p>21.12</text:p>
          </table:table-cell>
          <table:table-cell table:formula="of:=([.C6]+[.F6]+[.I6]+[.L6]+[.O6])/5" office:value-type="float" office:value="1739">
            <text:p>1739</text:p>
          </table:table-cell>
          <table:table-cell table:formula="of:=(ABS([.C6]-[.S7]) + ABS([.F6]-[.S7]) + ABS([.I6]-[.S7]) + ABS([.L6]-[.S7]) + ABS([.O6]-[.S7]))/5" office:value-type="float" office:value="21.2">
            <text:p>21.2</text:p>
          </table:table-cell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1723">
            <text:p>1723</text:p>
          </table:table-cell>
          <table:table-cell office:value-type="float" office:value="1714">
            <text:p>1714</text:p>
          </table:table-cell>
          <table:table-cell/>
          <table:table-cell office:value-type="float" office:value="1714">
            <text:p>1714</text:p>
          </table:table-cell>
          <table:table-cell office:value-type="float" office:value="1705">
            <text:p>1705</text:p>
          </table:table-cell>
          <table:table-cell/>
          <table:table-cell office:value-type="float" office:value="1736">
            <text:p>1736</text:p>
          </table:table-cell>
          <table:table-cell office:value-type="float" office:value="1728">
            <text:p>1728</text:p>
          </table:table-cell>
          <table:table-cell/>
          <table:table-cell office:value-type="float" office:value="1716">
            <text:p>1716</text:p>
          </table:table-cell>
          <table:table-cell office:value-type="float" office:value="1708">
            <text:p>1708</text:p>
          </table:table-cell>
          <table:table-cell/>
          <table:table-cell office:value-type="float" office:value="1705">
            <text:p>1705</text:p>
          </table:table-cell>
          <table:table-cell office:value-type="float" office:value="1697">
            <text:p>1697</text:p>
          </table:table-cell>
          <table:table-cell/>
          <table:table-cell table:formula="of:=([.B7]+[.E7]+[.H7]+[.K7]+[.N7])/5" office:value-type="float" office:value="1761.4">
            <text:p>1761.4</text:p>
          </table:table-cell>
          <table:table-cell table:formula="of:=(ABS([.B7]-[.Q8]) + ABS([.E7]-[.Q8]) + ABS([.H7]-[.Q8]) + ABS([.K7]-[.Q8]) + ABS([.N7]-[.Q8]))/5" office:value-type="float" office:value="13.12">
            <text:p>13.12</text:p>
          </table:table-cell>
          <table:table-cell table:formula="of:=([.C7]+[.F7]+[.I7]+[.L7]+[.O7])/5" office:value-type="float" office:value="1754.2">
            <text:p>1754.2</text:p>
          </table:table-cell>
          <table:table-cell table:formula="of:=(ABS([.C7]-[.S8]) + ABS([.F7]-[.S8]) + ABS([.I7]-[.S8]) + ABS([.L7]-[.S8]) + ABS([.O7]-[.S8]))/5" office:value-type="float" office:value="12.96">
            <text:p>12.9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764">
            <text:p>1764</text:p>
          </table:table-cell>
          <table:table-cell office:value-type="float" office:value="1754">
            <text:p>1754</text:p>
          </table:table-cell>
          <table:table-cell/>
          <table:table-cell office:value-type="float" office:value="1721">
            <text:p>1721</text:p>
          </table:table-cell>
          <table:table-cell office:value-type="float" office:value="1710">
            <text:p>1710</text:p>
          </table:table-cell>
          <table:table-cell/>
          <table:table-cell office:value-type="float" office:value="1723">
            <text:p>1723</text:p>
          </table:table-cell>
          <table:table-cell office:value-type="float" office:value="1712">
            <text:p>1712</text:p>
          </table:table-cell>
          <table:table-cell/>
          <table:table-cell office:value-type="float" office:value="1752">
            <text:p>1752</text:p>
          </table:table-cell>
          <table:table-cell office:value-type="float" office:value="1742">
            <text:p>1742</text:p>
          </table:table-cell>
          <table:table-cell/>
          <table:table-cell office:value-type="float" office:value="1783">
            <text:p>1783</text:p>
          </table:table-cell>
          <table:table-cell office:value-type="float" office:value="1773">
            <text:p>1773</text:p>
          </table:table-cell>
          <table:table-cell/>
          <table:table-cell table:formula="of:=([.B8]+[.E8]+[.H8]+[.K8]+[.N8])/5" office:value-type="float" office:value="1718.8">
            <text:p>1718.8</text:p>
          </table:table-cell>
          <table:table-cell table:formula="of:=(ABS([.B8]-[.Q9]) + ABS([.E8]-[.Q9]) + ABS([.H8]-[.Q9]) + ABS([.K8]-[.Q9]) + ABS([.N8]-[.Q9]))/5" office:value-type="float" office:value="8.55999999999999">
            <text:p>8.56</text:p>
          </table:table-cell>
          <table:table-cell table:formula="of:=([.C8]+[.F8]+[.I8]+[.L8]+[.O8])/5" office:value-type="float" office:value="1710.4">
            <text:p>1710.4</text:p>
          </table:table-cell>
          <table:table-cell table:formula="of:=(ABS([.C8]-[.S9]) + ABS([.F8]-[.S9]) + ABS([.I8]-[.S9]) + ABS([.L8]-[.S9]) + ABS([.O8]-[.S9]))/5" office:value-type="float" office:value="8.48000000000002">
            <text:p>8.48</text:p>
          </table:table-cell>
        </table:table-row>
        <table:table-row table:style-name="ro1">
          <table:table-cell office:value-type="float" office:value="2250">
            <text:p>2250</text:p>
          </table:table-cell>
          <table:table-cell office:value-type="float" office:value="1723">
            <text:p>1723</text:p>
          </table:table-cell>
          <table:table-cell office:value-type="float" office:value="1711">
            <text:p>1711</text:p>
          </table:table-cell>
          <table:table-cell/>
          <table:table-cell office:value-type="float" office:value="1743">
            <text:p>1743</text:p>
          </table:table-cell>
          <table:table-cell office:value-type="float" office:value="1731">
            <text:p>1731</text:p>
          </table:table-cell>
          <table:table-cell/>
          <table:table-cell office:value-type="float" office:value="1764">
            <text:p>1764</text:p>
          </table:table-cell>
          <table:table-cell office:value-type="float" office:value="1751">
            <text:p>1751</text:p>
          </table:table-cell>
          <table:table-cell/>
          <table:table-cell office:value-type="float" office:value="1731">
            <text:p>1731</text:p>
          </table:table-cell>
          <table:table-cell office:value-type="float" office:value="1719">
            <text:p>1719</text:p>
          </table:table-cell>
          <table:table-cell/>
          <table:table-cell office:value-type="float" office:value="1752">
            <text:p>1752</text:p>
          </table:table-cell>
          <table:table-cell office:value-type="float" office:value="1740">
            <text:p>1740</text:p>
          </table:table-cell>
          <table:table-cell/>
          <table:table-cell table:formula="of:=([.B9]+[.E9]+[.H9]+[.K9]+[.N9])/5" office:value-type="float" office:value="1748.6">
            <text:p>1748.6</text:p>
          </table:table-cell>
          <table:table-cell table:formula="of:=(ABS([.B9]-[.Q10]) + ABS([.E9]-[.Q10]) + ABS([.H9]-[.Q10]) + ABS([.K9]-[.Q10]) + ABS([.N9]-[.Q10]))/5" office:value-type="float" office:value="21.28">
            <text:p>21.28</text:p>
          </table:table-cell>
          <table:table-cell table:formula="of:=([.C9]+[.F9]+[.I9]+[.L9]+[.O9])/5" office:value-type="float" office:value="1738.2">
            <text:p>1738.2</text:p>
          </table:table-cell>
          <table:table-cell table:formula="of:=(ABS([.C9]-[.S10]) + ABS([.F9]-[.S10]) + ABS([.I9]-[.S10]) + ABS([.L9]-[.S10]) + ABS([.O9]-[.S10]))/5" office:value-type="float" office:value="21.76">
            <text:p>21.76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708">
            <text:p>1708</text:p>
          </table:table-cell>
          <table:table-cell office:value-type="float" office:value="1694">
            <text:p>1694</text:p>
          </table:table-cell>
          <table:table-cell/>
          <table:table-cell office:value-type="float" office:value="1814">
            <text:p>1814</text:p>
          </table:table-cell>
          <table:table-cell office:value-type="float" office:value="1798">
            <text:p>1798</text:p>
          </table:table-cell>
          <table:table-cell/>
          <table:table-cell office:value-type="float" office:value="1716">
            <text:p>1716</text:p>
          </table:table-cell>
          <table:table-cell office:value-type="float" office:value="1702">
            <text:p>1702</text:p>
          </table:table-cell>
          <table:table-cell/>
          <table:table-cell office:value-type="float" office:value="1775">
            <text:p>1775</text:p>
          </table:table-cell>
          <table:table-cell office:value-type="float" office:value="1761">
            <text:p>1761</text:p>
          </table:table-cell>
          <table:table-cell/>
          <table:table-cell office:value-type="float" office:value="1778">
            <text:p>1778</text:p>
          </table:table-cell>
          <table:table-cell office:value-type="float" office:value="1760">
            <text:p>1760</text:p>
          </table:table-cell>
          <table:table-cell/>
          <table:table-cell table:formula="of:=([.B10]+[.E10]+[.H10]+[.K10]+[.N10])/5" office:value-type="float" office:value="1742.6">
            <text:p>1742.6</text:p>
          </table:table-cell>
          <table:table-cell table:formula="of:=(ABS([.B10]-[.Q11]) + ABS([.E10]-[.Q11]) + ABS([.H10]-[.Q11]) + ABS([.K10]-[.Q11]) + ABS([.N10]-[.Q11]))/5" office:value-type="float" office:value="12.48">
            <text:p>12.48</text:p>
          </table:table-cell>
          <table:table-cell table:formula="of:=([.C10]+[.F10]+[.I10]+[.L10]+[.O10])/5" office:value-type="float" office:value="1730.4">
            <text:p>1730.4</text:p>
          </table:table-cell>
          <table:table-cell table:formula="of:=(ABS([.C10]-[.S11]) + ABS([.F10]-[.S11]) + ABS([.I10]-[.S11]) + ABS([.L10]-[.S11]) + ABS([.O10]-[.S11]))/5" office:value-type="float" office:value="12.32">
            <text:p>12.32</text:p>
          </table:table-cell>
        </table:table-row>
        <table:table-row table:style-name="ro1">
          <table:table-cell office:value-type="float" office:value="2750">
            <text:p>2750</text:p>
          </table:table-cell>
          <table:table-cell office:value-type="float" office:value="1704">
            <text:p>1704</text:p>
          </table:table-cell>
          <table:table-cell office:value-type="float" office:value="1688">
            <text:p>1688</text:p>
          </table:table-cell>
          <table:table-cell/>
          <table:table-cell office:value-type="float" office:value="1708">
            <text:p>1708</text:p>
          </table:table-cell>
          <table:table-cell office:value-type="float" office:value="1692">
            <text:p>1692</text:p>
          </table:table-cell>
          <table:table-cell/>
          <table:table-cell office:value-type="float" office:value="1773">
            <text:p>1773</text:p>
          </table:table-cell>
          <table:table-cell office:value-type="float" office:value="1758">
            <text:p>1758</text:p>
          </table:table-cell>
          <table:table-cell/>
          <table:table-cell office:value-type="float" office:value="1775">
            <text:p>1775</text:p>
          </table:table-cell>
          <table:table-cell office:value-type="float" office:value="1760">
            <text:p>1760</text:p>
          </table:table-cell>
          <table:table-cell/>
          <table:table-cell office:value-type="float" office:value="1769">
            <text:p>1769</text:p>
          </table:table-cell>
          <table:table-cell office:value-type="float" office:value="1753">
            <text:p>1753</text:p>
          </table:table-cell>
          <table:table-cell/>
          <table:table-cell table:formula="of:=([.B11]+[.E11]+[.H11]+[.K11]+[.N11])/5" office:value-type="float" office:value="1758.2">
            <text:p>1758.2</text:p>
          </table:table-cell>
          <table:table-cell table:formula="of:=(ABS([.B11]-[.Q12]) + ABS([.E11]-[.Q12]) + ABS([.H11]-[.Q12]) + ABS([.K11]-[.Q12]) + ABS([.N11]-[.Q12]))/5" office:value-type="float" office:value="36.96">
            <text:p>36.96</text:p>
          </table:table-cell>
          <table:table-cell table:formula="of:=([.C11]+[.F11]+[.I11]+[.L11]+[.O11])/5" office:value-type="float" office:value="1743">
            <text:p>1743</text:p>
          </table:table-cell>
          <table:table-cell table:formula="of:=(ABS([.C11]-[.S12]) + ABS([.F11]-[.S12]) + ABS([.I11]-[.S12]) + ABS([.L11]-[.S12]) + ABS([.O11]-[.S12]))/5" office:value-type="float" office:value="36">
            <text:p>36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712">
            <text:p>1712</text:p>
          </table:table-cell>
          <table:table-cell office:value-type="float" office:value="1694">
            <text:p>1694</text:p>
          </table:table-cell>
          <table:table-cell/>
          <table:table-cell office:value-type="float" office:value="1790">
            <text:p>1790</text:p>
          </table:table-cell>
          <table:table-cell office:value-type="float" office:value="1773">
            <text:p>1773</text:p>
          </table:table-cell>
          <table:table-cell/>
          <table:table-cell office:value-type="float" office:value="1743">
            <text:p>1743</text:p>
          </table:table-cell>
          <table:table-cell office:value-type="float" office:value="1724">
            <text:p>1724</text:p>
          </table:table-cell>
          <table:table-cell/>
          <table:table-cell office:value-type="float" office:value="1732">
            <text:p>1732</text:p>
          </table:table-cell>
          <table:table-cell office:value-type="float" office:value="1714">
            <text:p>1714</text:p>
          </table:table-cell>
          <table:table-cell/>
          <table:table-cell office:value-type="float" office:value="1738">
            <text:p>1738</text:p>
          </table:table-cell>
          <table:table-cell office:value-type="float" office:value="1720">
            <text:p>1720</text:p>
          </table:table-cell>
          <table:table-cell/>
          <table:table-cell table:formula="of:=([.B12]+[.E12]+[.H12]+[.K12]+[.N12])/5" office:value-type="float" office:value="1745.8">
            <text:p>1745.8</text:p>
          </table:table-cell>
          <table:table-cell table:formula="of:=(ABS([.B12]-[.Q13]) + ABS([.E12]-[.Q13]) + ABS([.H12]-[.Q13]) + ABS([.K12]-[.Q13]) + ABS([.N12]-[.Q13]))/5" office:value-type="float" office:value="31.84">
            <text:p>31.84</text:p>
          </table:table-cell>
          <table:table-cell table:formula="of:=([.C12]+[.F12]+[.I12]+[.L12]+[.O12])/5" office:value-type="float" office:value="1730.2">
            <text:p>1730.2</text:p>
          </table:table-cell>
          <table:table-cell table:formula="of:=(ABS([.C12]-[.S13]) + ABS([.F12]-[.S13]) + ABS([.I12]-[.S13]) + ABS([.L12]-[.S13]) + ABS([.O12]-[.S13]))/5" office:value-type="float" office:value="32.16">
            <text:p>32.16</text:p>
          </table:table-cell>
        </table:table-row>
        <table:table-row table:style-name="ro1">
          <table:table-cell office:value-type="float" office:value="3250">
            <text:p>3250</text:p>
          </table:table-cell>
          <table:table-cell office:value-type="float" office:value="1711">
            <text:p>1711</text:p>
          </table:table-cell>
          <table:table-cell office:value-type="float" office:value="1691">
            <text:p>1691</text:p>
          </table:table-cell>
          <table:table-cell/>
          <table:table-cell office:value-type="float" office:value="1717">
            <text:p>1717</text:p>
          </table:table-cell>
          <table:table-cell office:value-type="float" office:value="1697">
            <text:p>1697</text:p>
          </table:table-cell>
          <table:table-cell/>
          <table:table-cell office:value-type="float" office:value="1757">
            <text:p>1757</text:p>
          </table:table-cell>
          <table:table-cell office:value-type="float" office:value="1737">
            <text:p>1737</text:p>
          </table:table-cell>
          <table:table-cell/>
          <table:table-cell office:value-type="float" office:value="1819">
            <text:p>1819</text:p>
          </table:table-cell>
          <table:table-cell office:value-type="float" office:value="1798">
            <text:p>1798</text:p>
          </table:table-cell>
          <table:table-cell/>
          <table:table-cell office:value-type="float" office:value="1741">
            <text:p>1741</text:p>
          </table:table-cell>
          <table:table-cell office:value-type="float" office:value="1720">
            <text:p>1720</text:p>
          </table:table-cell>
          <table:table-cell/>
          <table:table-cell table:formula="of:=([.B13]+[.E13]+[.H13]+[.K13]+[.N13])/5" office:value-type="float" office:value="1743">
            <text:p>1743</text:p>
          </table:table-cell>
          <table:table-cell table:formula="of:=(ABS([.B13]-[.Q14]) + ABS([.E13]-[.Q14]) + ABS([.H13]-[.Q14]) + ABS([.K13]-[.Q14]) + ABS([.N13]-[.Q14]))/5" office:value-type="float" office:value="18.8">
            <text:p>18.8</text:p>
          </table:table-cell>
          <table:table-cell table:formula="of:=([.C13]+[.F13]+[.I13]+[.L13]+[.O13])/5" office:value-type="float" office:value="1725">
            <text:p>1725</text:p>
          </table:table-cell>
          <table:table-cell table:formula="of:=(ABS([.C13]-[.S14]) + ABS([.F13]-[.S14]) + ABS([.I13]-[.S14]) + ABS([.L13]-[.S14]) + ABS([.O13]-[.S14]))/5" office:value-type="float" office:value="19.2">
            <text:p>19.2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float" office:value="1718">
            <text:p>1718</text:p>
          </table:table-cell>
          <table:table-cell office:value-type="float" office:value="1696">
            <text:p>1696</text:p>
          </table:table-cell>
          <table:table-cell/>
          <table:table-cell office:value-type="float" office:value="1762">
            <text:p>1762</text:p>
          </table:table-cell>
          <table:table-cell office:value-type="float" office:value="1738">
            <text:p>1738</text:p>
          </table:table-cell>
          <table:table-cell/>
          <table:table-cell office:value-type="float" office:value="1774">
            <text:p>1774</text:p>
          </table:table-cell>
          <table:table-cell office:value-type="float" office:value="1750">
            <text:p>1750</text:p>
          </table:table-cell>
          <table:table-cell/>
          <table:table-cell office:value-type="float" office:value="1813">
            <text:p>1813</text:p>
          </table:table-cell>
          <table:table-cell office:value-type="float" office:value="1789">
            <text:p>1789</text:p>
          </table:table-cell>
          <table:table-cell/>
          <table:table-cell office:value-type="float" office:value="1742">
            <text:p>1742</text:p>
          </table:table-cell>
          <table:table-cell office:value-type="float" office:value="1719">
            <text:p>1719</text:p>
          </table:table-cell>
          <table:table-cell/>
          <table:table-cell table:formula="of:=([.B14]+[.E14]+[.H14]+[.K14]+[.N14])/5" office:value-type="float" office:value="1749">
            <text:p>1749</text:p>
          </table:table-cell>
          <table:table-cell table:formula="of:=(ABS([.B14]-[.Q15]) + ABS([.E14]-[.Q15]) + ABS([.H14]-[.Q15]) + ABS([.K14]-[.Q15]) + ABS([.N14]-[.Q15]))/5" office:value-type="float" office:value="31.2">
            <text:p>31.2</text:p>
          </table:table-cell>
          <table:table-cell table:formula="of:=([.C14]+[.F14]+[.I14]+[.L14]+[.O14])/5" office:value-type="float" office:value="1728.6">
            <text:p>1728.6</text:p>
          </table:table-cell>
          <table:table-cell table:formula="of:=(ABS([.C14]-[.S15]) + ABS([.F14]-[.S15]) + ABS([.I14]-[.S15]) + ABS([.L14]-[.S15]) + ABS([.O14]-[.S15]))/5" office:value-type="float" office:value="31.12">
            <text:p>31.12</text:p>
          </table:table-cell>
        </table:table-row>
        <table:table-row table:style-name="ro1">
          <table:table-cell office:value-type="float" office:value="3750">
            <text:p>3750</text:p>
          </table:table-cell>
          <table:table-cell office:value-type="float" office:value="1761">
            <text:p>1761</text:p>
          </table:table-cell>
          <table:table-cell office:value-type="float" office:value="1736">
            <text:p>1736</text:p>
          </table:table-cell>
          <table:table-cell/>
          <table:table-cell office:value-type="float" office:value="1729">
            <text:p>1729</text:p>
          </table:table-cell>
          <table:table-cell office:value-type="float" office:value="1703">
            <text:p>1703</text:p>
          </table:table-cell>
          <table:table-cell/>
          <table:table-cell office:value-type="float" office:value="1862">
            <text:p>1862</text:p>
          </table:table-cell>
          <table:table-cell office:value-type="float" office:value="1834">
            <text:p>1834</text:p>
          </table:table-cell>
          <table:table-cell/>
          <table:table-cell office:value-type="float" office:value="1796">
            <text:p>1796</text:p>
          </table:table-cell>
          <table:table-cell office:value-type="float" office:value="1770">
            <text:p>1770</text:p>
          </table:table-cell>
          <table:table-cell/>
          <table:table-cell office:value-type="float" office:value="1762">
            <text:p>1762</text:p>
          </table:table-cell>
          <table:table-cell office:value-type="float" office:value="1736">
            <text:p>1736</text:p>
          </table:table-cell>
          <table:table-cell/>
          <table:table-cell table:formula="of:=([.B15]+[.E15]+[.H15]+[.K15]+[.N15])/5" office:value-type="float" office:value="1761.8">
            <text:p>1761.8</text:p>
          </table:table-cell>
          <table:table-cell table:formula="of:=(ABS([.B15]-[.Q16]) + ABS([.E15]-[.Q16]) + ABS([.H15]-[.Q16]) + ABS([.K15]-[.Q16]) + ABS([.N15]-[.Q16]))/5" office:value-type="float" office:value="25.44">
            <text:p>25.44</text:p>
          </table:table-cell>
          <table:table-cell table:formula="of:=([.C15]+[.F15]+[.I15]+[.L15]+[.O15])/5" office:value-type="float" office:value="1738.4">
            <text:p>1738.4</text:p>
          </table:table-cell>
          <table:table-cell table:formula="of:=(ABS([.C15]-[.S16]) + ABS([.F15]-[.S16]) + ABS([.I15]-[.S16]) + ABS([.L15]-[.S16]) + ABS([.O15]-[.S16]))/5" office:value-type="float" office:value="24.88">
            <text:p>24.88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1738">
            <text:p>1738</text:p>
          </table:table-cell>
          <table:table-cell office:value-type="float" office:value="1710">
            <text:p>1710</text:p>
          </table:table-cell>
          <table:table-cell/>
          <table:table-cell office:value-type="float" office:value="1736">
            <text:p>1736</text:p>
          </table:table-cell>
          <table:table-cell office:value-type="float" office:value="1707">
            <text:p>1707</text:p>
          </table:table-cell>
          <table:table-cell/>
          <table:table-cell office:value-type="float" office:value="1891">
            <text:p>1891</text:p>
          </table:table-cell>
          <table:table-cell office:value-type="float" office:value="1861">
            <text:p>1861</text:p>
          </table:table-cell>
          <table:table-cell/>
          <table:table-cell office:value-type="float" office:value="1752">
            <text:p>1752</text:p>
          </table:table-cell>
          <table:table-cell office:value-type="float" office:value="1724">
            <text:p>1724</text:p>
          </table:table-cell>
          <table:table-cell/>
          <table:table-cell office:value-type="float" office:value="1748">
            <text:p>1748</text:p>
          </table:table-cell>
          <table:table-cell office:value-type="float" office:value="1720">
            <text:p>1720</text:p>
          </table:table-cell>
          <table:table-cell/>
          <table:table-cell table:formula="of:=([.B16]+[.E16]+[.H16]+[.K16]+[.N16])/5" office:value-type="float" office:value="1782">
            <text:p>1782</text:p>
          </table:table-cell>
          <table:table-cell table:formula="of:=(ABS([.B16]-[.Q17]) + ABS([.E16]-[.Q17]) + ABS([.H16]-[.Q17]) + ABS([.K16]-[.Q17]) + ABS([.N16]-[.Q17]))/5" office:value-type="float" office:value="37.6">
            <text:p>37.6</text:p>
          </table:table-cell>
          <table:table-cell table:formula="of:=([.C16]+[.F16]+[.I16]+[.L16]+[.O16])/5" office:value-type="float" office:value="1755.8">
            <text:p>1755.8</text:p>
          </table:table-cell>
          <table:table-cell table:formula="of:=(ABS([.C16]-[.S17]) + ABS([.F16]-[.S17]) + ABS([.I16]-[.S17]) + ABS([.L16]-[.S17]) + ABS([.O16]-[.S17]))/5" office:value-type="float" office:value="36.96">
            <text:p>36.96</text:p>
          </table:table-cell>
        </table:table-row>
        <table:table-row table:style-name="ro1">
          <table:table-cell office:value-type="float" office:value="4250">
            <text:p>4250</text:p>
          </table:table-cell>
          <table:table-cell office:value-type="float" office:value="1772">
            <text:p>1772</text:p>
          </table:table-cell>
          <table:table-cell office:value-type="float" office:value="1741">
            <text:p>1741</text:p>
          </table:table-cell>
          <table:table-cell/>
          <table:table-cell office:value-type="float" office:value="1760">
            <text:p>1760</text:p>
          </table:table-cell>
          <table:table-cell office:value-type="float" office:value="1727">
            <text:p>1727</text:p>
          </table:table-cell>
          <table:table-cell/>
          <table:table-cell office:value-type="float" office:value="1808">
            <text:p>1808</text:p>
          </table:table-cell>
          <table:table-cell office:value-type="float" office:value="1767">
            <text:p>1767</text:p>
          </table:table-cell>
          <table:table-cell/>
          <table:table-cell office:value-type="float" office:value="1773">
            <text:p>1773</text:p>
          </table:table-cell>
          <table:table-cell office:value-type="float" office:value="1740">
            <text:p>1740</text:p>
          </table:table-cell>
          <table:table-cell/>
          <table:table-cell office:value-type="float" office:value="1747">
            <text:p>1747</text:p>
          </table:table-cell>
          <table:table-cell office:value-type="float" office:value="1715">
            <text:p>1715</text:p>
          </table:table-cell>
          <table:table-cell/>
          <table:table-cell table:formula="of:=([.B17]+[.E17]+[.H17]+[.K17]+[.N17])/5" office:value-type="float" office:value="1773">
            <text:p>1773</text:p>
          </table:table-cell>
          <table:table-cell table:formula="of:=(ABS([.B17]-[.Q18]) + ABS([.E17]-[.Q18]) + ABS([.H17]-[.Q18]) + ABS([.K17]-[.Q18]) + ABS([.N17]-[.Q18]))/5" office:value-type="float" office:value="47.2">
            <text:p>47.2</text:p>
          </table:table-cell>
          <table:table-cell table:formula="of:=([.C17]+[.F17]+[.I17]+[.L17]+[.O17])/5" office:value-type="float" office:value="1744.4">
            <text:p>1744.4</text:p>
          </table:table-cell>
          <table:table-cell table:formula="of:=(ABS([.C17]-[.S18]) + ABS([.F17]-[.S18]) + ABS([.I17]-[.S18]) + ABS([.L17]-[.S18]) + ABS([.O17]-[.S18]))/5" office:value-type="float" office:value="46.6400000000001">
            <text:p>46.64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1727">
            <text:p>1727</text:p>
          </table:table-cell>
          <table:table-cell office:value-type="float" office:value="1691">
            <text:p>1691</text:p>
          </table:table-cell>
          <table:table-cell/>
          <table:table-cell office:value-type="float" office:value="1770">
            <text:p>1770</text:p>
          </table:table-cell>
          <table:table-cell office:value-type="float" office:value="1732">
            <text:p>1732</text:p>
          </table:table-cell>
          <table:table-cell/>
          <table:table-cell office:value-type="float" office:value="1824">
            <text:p>1824</text:p>
          </table:table-cell>
          <table:table-cell office:value-type="float" office:value="1789">
            <text:p>1789</text:p>
          </table:table-cell>
          <table:table-cell/>
          <table:table-cell office:value-type="float" office:value="1747">
            <text:p>1747</text:p>
          </table:table-cell>
          <table:table-cell office:value-type="float" office:value="1712">
            <text:p>1712</text:p>
          </table:table-cell>
          <table:table-cell/>
          <table:table-cell office:value-type="float" office:value="1738">
            <text:p>1738</text:p>
          </table:table-cell>
          <table:table-cell office:value-type="float" office:value="1701">
            <text:p>1701</text:p>
          </table:table-cell>
          <table:table-cell/>
          <table:table-cell table:formula="of:=([.B18]+[.E18]+[.H18]+[.K18]+[.N18])/5" office:value-type="float" office:value="1772">
            <text:p>1772</text:p>
          </table:table-cell>
          <table:table-cell table:formula="of:=(ABS([.B18]-[.Q19]) + ABS([.E18]-[.Q19]) + ABS([.H18]-[.Q19]) + ABS([.K18]-[.Q19]) + ABS([.N18]-[.Q19]))/5" office:value-type="float" office:value="14.8">
            <text:p>14.8</text:p>
          </table:table-cell>
          <table:table-cell table:formula="of:=([.C18]+[.F18]+[.I18]+[.L18]+[.O18])/5" office:value-type="float" office:value="1738">
            <text:p>1738</text:p>
          </table:table-cell>
          <table:table-cell table:formula="of:=(ABS([.C18]-[.S19]) + ABS([.F18]-[.S19]) + ABS([.I18]-[.S19]) + ABS([.L18]-[.S19]) + ABS([.O18]-[.S19]))/5" office:value-type="float" office:value="13.6">
            <text:p>13.6</text:p>
          </table:table-cell>
        </table:table-row>
        <table:table-row table:style-name="ro1">
          <table:table-cell office:value-type="float" office:value="4750">
            <text:p>4750</text:p>
          </table:table-cell>
          <table:table-cell office:value-type="float" office:value="1743">
            <text:p>1743</text:p>
          </table:table-cell>
          <table:table-cell office:value-type="float" office:value="1705">
            <text:p>1705</text:p>
          </table:table-cell>
          <table:table-cell/>
          <table:table-cell office:value-type="float" office:value="1814">
            <text:p>1814</text:p>
          </table:table-cell>
          <table:table-cell office:value-type="float" office:value="1774">
            <text:p>1774</text:p>
          </table:table-cell>
          <table:table-cell/>
          <table:table-cell office:value-type="float" office:value="1812">
            <text:p>1812</text:p>
          </table:table-cell>
          <table:table-cell office:value-type="float" office:value="1772">
            <text:p>1772</text:p>
          </table:table-cell>
          <table:table-cell/>
          <table:table-cell office:value-type="float" office:value="1800">
            <text:p>1800</text:p>
          </table:table-cell>
          <table:table-cell office:value-type="float" office:value="1762">
            <text:p>1762</text:p>
          </table:table-cell>
          <table:table-cell/>
          <table:table-cell office:value-type="float" office:value="1738">
            <text:p>1738</text:p>
          </table:table-cell>
          <table:table-cell office:value-type="float" office:value="1700">
            <text:p>1700</text:p>
          </table:table-cell>
          <table:table-cell/>
          <table:table-cell table:formula="of:=([.B19]+[.E19]+[.H19]+[.K19]+[.N19])/5" office:value-type="float" office:value="1761.2">
            <text:p>1761.2</text:p>
          </table:table-cell>
          <table:table-cell table:formula="of:=(ABS([.B19]-[.Q20]) + ABS([.E19]-[.Q20]) + ABS([.H19]-[.Q20]) + ABS([.K19]-[.Q20]) + ABS([.N19]-[.Q20]))/5" office:value-type="float" office:value="28.64">
            <text:p>28.64</text:p>
          </table:table-cell>
          <table:table-cell table:formula="of:=([.C19]+[.F19]+[.I19]+[.L19]+[.O19])/5" office:value-type="float" office:value="1725">
            <text:p>1725</text:p>
          </table:table-cell>
          <table:table-cell table:formula="of:=(ABS([.C19]-[.S20]) + ABS([.F19]-[.S20]) + ABS([.I19]-[.S20]) + ABS([.L19]-[.S20]) + ABS([.O19]-[.S20]))/5" office:value-type="float" office:value="28.4">
            <text:p>28.4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778">
            <text:p>1778</text:p>
          </table:table-cell>
          <table:table-cell office:value-type="float" office:value="1735">
            <text:p>1735</text:p>
          </table:table-cell>
          <table:table-cell/>
          <table:table-cell office:value-type="float" office:value="1761">
            <text:p>1761</text:p>
          </table:table-cell>
          <table:table-cell office:value-type="float" office:value="1718">
            <text:p>1718</text:p>
          </table:table-cell>
          <table:table-cell/>
          <table:table-cell office:value-type="float" office:value="1811">
            <text:p>1811</text:p>
          </table:table-cell>
          <table:table-cell office:value-type="float" office:value="1768">
            <text:p>1768</text:p>
          </table:table-cell>
          <table:table-cell/>
          <table:table-cell office:value-type="float" office:value="1822">
            <text:p>1822</text:p>
          </table:table-cell>
          <table:table-cell office:value-type="float" office:value="1778">
            <text:p>1778</text:p>
          </table:table-cell>
          <table:table-cell/>
          <table:table-cell office:value-type="float" office:value="1807">
            <text:p>1807</text:p>
          </table:table-cell>
          <table:table-cell office:value-type="float" office:value="1764">
            <text:p>1764</text:p>
          </table:table-cell>
          <table:table-cell/>
          <table:table-cell table:formula="of:=([.B20]+[.E20]+[.H20]+[.K20]+[.N20])/5" office:value-type="float" office:value="1781.4">
            <text:p>1781.4</text:p>
          </table:table-cell>
          <table:table-cell table:formula="of:=(ABS([.B20]-[.Q21]) + ABS([.E20]-[.Q21]) + ABS([.H20]-[.Q21]) + ABS([.K20]-[.Q21]) + ABS([.N20]-[.Q21]))/5" office:value-type="float" office:value="32.72">
            <text:p>32.72</text:p>
          </table:table-cell>
          <table:table-cell table:formula="of:=([.C20]+[.F20]+[.I20]+[.L20]+[.O20])/5" office:value-type="float" office:value="1742.6">
            <text:p>1742.6</text:p>
          </table:table-cell>
          <table:table-cell table:formula="of:=(ABS([.C20]-[.S21]) + ABS([.F20]-[.S21]) + ABS([.I20]-[.S21]) + ABS([.L20]-[.S21]) + ABS([.O20]-[.S21]))/5" office:value-type="float" office:value="32.08">
            <text:p>32.08</text:p>
          </table:table-cell>
        </table:table-row>
        <table:table-row table:style-name="ro1">
          <table:table-cell table:number-columns-repeated="16"/>
          <table:table-cell table:formula="of:=([.B21]+[.E21]+[.H21]+[.K21]+[.N21])/5" office:value-type="float" office:value="1795.8">
            <text:p>1795.8</text:p>
          </table:table-cell>
          <table:table-cell table:formula="of:=(ABS([.B21]-[.Q22]) + ABS([.E21]-[.Q22]) + ABS([.H21]-[.Q22]) + ABS([.K21]-[.Q22]) + ABS([.N21]-[.Q22]))/5" office:value-type="float" office:value="21.04">
            <text:p>21.04</text:p>
          </table:table-cell>
          <table:table-cell table:formula="of:=([.C21]+[.F21]+[.I21]+[.L21]+[.O21])/5" office:value-type="float" office:value="1752.6">
            <text:p>1752.6</text:p>
          </table:table-cell>
          <table:table-cell table:formula="of:=(ABS([.C21]-[.S22]) + ABS([.F21]-[.S22]) + ABS([.I21]-[.S22]) + ABS([.L21]-[.S22]) + ABS([.O21]-[.S22]))/5" office:value-type="float" office:value="20.88">
            <text:p>20.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0">20/10/2012</text:date>, <text:time>16:1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20T16:18:08</dc:date>
    <dc:creator>josh </dc:creator>
    <meta:document-statistic meta:table-count="1" meta:cell-count="316" meta:object-count="0"/>
    <meta:generator>LibreOffice/3.4$Unix LibreOffice_project/340m1$Build-402</meta:generator>
  </office:meta>
</office:document-meta>
</file>